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等寬微米黑" fo:font-size="8pt" officeooo:rsid="000a9603" officeooo:paragraph-rsid="000a9603" style:font-name-asian="文泉驛等寬微米黑" style:font-size-asian="8pt" style:font-size-complex="8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-asian="WenQuanYi Micro Hei" style:font-size-asian="15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0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我佮你平躼。</text:p>
      <text:p text:style-name="P4">Guá kah lí pênn lò.</text:p>
      <text:p text:style-name="Text_20_body"/>
      <text:p text:style-name="P2">你佮伊仝款躼。</text:p>
      <text:p text:style-name="P4">Lí kah i kāng-khuán lò.</text:p>
      <text:p text:style-name="Text_20_body"/>
      <text:p text:style-name="P3"><text:span text:style-name="T1">In</text:span><text:span text:style-name="T2">兩个平平</text:span><text:span text:style-name="T1">50 khí-looh</text:span><text:span text:style-name="T2">。</text:span></text:p>
      <text:p text:style-name="P4">In nn̄g ê pênn-pênn gōo-tsa̍p khí-looh.</text:p>
      <text:p text:style-name="Text_20_body"/>
      <text:p text:style-name="P2">伊佮阿美仔平平十八歲。</text:p>
      <text:p text:style-name="P4">I kah A-bí--á pênn-pênn tsa̍p-peh huè.</text:p>
      <text:p text:style-name="Text_20_body"/>
      <text:p text:style-name="P2">你有伊的兩倍巧。</text:p>
      <text:p text:style-name="P4">Lí ū i ê nn̄g puē khiáu.</text:p>
      <text:p text:style-name="Text_20_body"/>
      <text:p text:style-name="P2">你有伊遐用功。</text:p>
      <text:p text:style-name="P4">Lí ū i hiah iōng-kong.</text:p>
      <text:p text:style-name="Text_20_body"/>
      <text:p text:style-name="P2">你無伊的三成巧。</text:p>
      <text:p text:style-name="P4">Lí bô i ê sann siânn khiáu.</text:p>
      <text:p text:style-name="Text_20_body"/>
      <text:p text:style-name="P2">你無伊遐歹心。</text:p>
      <text:p text:style-name="P4">Lí bô i hiah pháinn-sim.</text:p>
      <text:p text:style-name="Text_20_body"/>
      <text:p text:style-name="P3"><text:span text:style-name="T2">你親像（</text:span><text:span text:style-name="T1">tshan-tshiūnn</text:span><text:span text:style-name="T2">）豬遮大箍。</text:span></text:p>
      <text:p text:style-name="P4">Lí tshin-tshiūnn ti tsiah tuā-khoo.</text:p>
      <text:p text:style-name="Text_20_body"/>
      <text:p text:style-name="Text_20_body"/>
      <text:p text:style-name="P3"><text:soft-page-break/><text:span text:style-name="T2">這目睭親像（</text:span><text:span text:style-name="T1">tshan-tshiūnn</text:span><text:span text:style-name="T2">）阿娘遮大蕊。</text:span></text:p>
      <text:p text:style-name="P4">Tsit ba̍k-tsiu tshin-tshiūnn a-niâ tsiah tuā luí.</text:p>
      <text:p text:style-name="Text_20_body"/>
      <text:p text:style-name="P3"><text:span text:style-name="T2">我的心就親像（</text:span><text:span text:style-name="T1">tshan-tshiūnn</text:span><text:span text:style-name="T2">）冰遐爾冷。</text:span></text:p>
      <text:p text:style-name="P4">Guá ê sim tō tshin-tshiūnn ping hiah-nī líng.</text:p>
      <text:p text:style-name="Text_20_body"/>
      <text:p text:style-name="P2">烏面抐桮比厝鳥仔較大隻。</text:p>
      <text:p text:style-name="P4">Oo-bīn-lā-pue pí tshù-tsiáu-á khah tuā tsiah.</text:p>
      <text:p text:style-name="Text_20_body"/>
      <text:p text:style-name="P3"><text:span text:style-name="T2">苦楝舅比</text:span><text:span text:style-name="T1">sa-khú-lah</text:span><text:span text:style-name="T2">閣較好種。</text:span></text:p>
      <text:p text:style-name="P4">Khóo-līng-kū pí sa-khú-lah koh-khah hó tsìng.</text:p>
      <text:p text:style-name="Text_20_body"/>
      <text:p text:style-name="P2">鹿仔樹比樟仔發了較密。</text:p>
      <text:p text:style-name="P4">Lo̍k-á-tshiū pí tsiunn-á huat-liáu khah ba̍t.</text:p>
      <text:p text:style-name="Text_20_body"/>
      <text:p text:style-name="P3"><text:span text:style-name="T2">電鍋炊比</text:span><text:span text:style-name="T1">gá-suh</text:span><text:span text:style-name="T2">爐利便。</text:span></text:p>
      <text:p text:style-name="P4">Tiān-ko tshue pí gá-suh-lôo lī-piān.</text:p>
      <text:p text:style-name="Text_20_body"/>
      <text:p text:style-name="P2">駛車無比坐火車閣較俗。</text:p>
      <text:p text:style-name="P4">Sái-tshia bû-pí tsē-hué-tshia koh khah sio̍k.</text:p>
      <text:p text:style-name="Text_20_body"/>
      <text:p text:style-name="P2">珊瑚礁無比海草礁生了較慢。</text:p>
      <text:p text:style-name="P4">Suan-ôo-tsiau bô pí hái-tsháu-ta senn-liáu khah bān.</text:p>
      <text:p text:style-name="Text_20_body"/>
      <text:p text:style-name="P2">蛇龜走無比蛇緊。</text:p>
      <text:p text:style-name="P4">Tsuâ-ku tsáu bû-pí tsuâ kín.</text:p>
      <text:p text:style-name="Text_20_body"/>
      <text:p text:style-name="Text_20_body"/>
      <text:p text:style-name="P2"><text:soft-page-break/>蚵仔比螺仔較貴。</text:p>
      <text:p text:style-name="P4">Ô-á pí lê-á khah-kuì.</text:p>
      <text:p text:style-name="Text_20_body"/>
      <text:p text:style-name="P2">魚仔比軟絲仔泅較緊。</text:p>
      <text:p text:style-name="P4">Hî-á pí nńg-si-á siû khah kín.</text:p>
      <text:p text:style-name="Text_20_body"/>
      <text:p text:style-name="P2">市仔賣的袂比超市閣較俗。</text:p>
      <text:p text:style-name="P4">Tshī-á bē--ê bē pí tshiau-tshī koh-khah sio̍h.</text:p>
      <text:p text:style-name="Text_20_body"/>
      <text:p text:style-name="P2">蝶仔袂比鳥仔飛較遠。</text:p>
      <text:p text:style-name="P4">Ia̍h-á bē pí tsiáu-á pue khah hn̄g.</text:p>
      <text:p text:style-name="Text_20_body"/>
      <text:p text:style-name="P2">馬仔走比羊仔緊。</text:p>
      <text:p text:style-name="P4">Bé-á tsáu pí iûnn-á kín.</text:p>
      <text:p text:style-name="Text_20_body"/>
      <text:p text:style-name="P2">豬仔食無比牛濟。</text:p>
      <text:p text:style-name="P4">Ti-á tsia̍h bû pí gû tsē.</text:p>
      <text:p text:style-name="Text_20_body"/>
      <text:p text:style-name="P2">你今仔日比其他同學閣較早來學校。</text:p>
      <text:p text:style-name="P4">Lí kin-á-ji̍t pí kî-thann tông-o̍h koh-khah tsá lâi ha̍k-hāu.</text:p>
      <text:p text:style-name="Text_20_body"/>
      <text:p text:style-name="P2">你躼過伊。</text:p>
      <text:p text:style-name="P4">Lí lò-kuè i.</text:p>
      <text:p text:style-name="Text_20_body"/>
      <text:p text:style-name="P2">行路慢過坐車。</text:p>
      <text:p text:style-name="P4">Kiânn-lōo bān-kuè tsē tshia.</text:p>
      <text:p text:style-name="Text_20_body"/>
      <text:p text:style-name="Text_20_body"/>
      <text:p text:style-name="P2"><text:soft-page-break/>行路袂慢過坐車。</text:p>
      <text:p text:style-name="P4">Kiânn-lōo bē bān-kuè tsē tshia.</text:p>
      <text:p text:style-name="Text_20_body"/>
      <text:p text:style-name="P2">這蕊花媠過任何的花草。</text:p>
      <text:p text:style-name="P4">Tsit luí hue suí-kuè jīm-hô ê hue-tsháu.</text:p>
      <text:p text:style-name="Text_20_body"/>
      <text:p text:style-name="P2">這位小姐媠過任何人。</text:p>
      <text:p text:style-name="P4">Tsit uī sió-tsiá suí-kuè jīm-hô-lâng.</text:p>
      <text:p text:style-name="Text_20_body"/>
      <text:p text:style-name="P2">一座山懸過一座山。</text:p>
      <text:p text:style-name="P4">Tsi̍t tsō suann kuân-kuè tsi̍t tsō suann.</text:p>
      <text:p text:style-name="Text_20_body"/>
      <text:p text:style-name="P2">我躼伊差不多兩公分。</text:p>
      <text:p text:style-name="P4">Guá lò i tsha-put-to nn̄g kong-hun.</text:p>
      <text:p text:style-name="Text_20_body"/>
      <text:p text:style-name="P2">大姊加我無幾歲。</text:p>
      <text:p text:style-name="P4">Tuā-tsí ke guá bô kuí huè.</text:p>
      <text:p text:style-name="Text_20_body"/>
      <text:p text:style-name="P2">伊減以早一屑仔爾爾。</text:p>
      <text:p text:style-name="P4">I kiám í-tsá tsi̍t-sut-á niā-niā.</text:p>
      <text:p text:style-name="Text_20_body"/>
      <text:p text:style-name="P2">我開的錢佮阿姐平濟。</text:p>
      <text:p text:style-name="P4">Guá khai ê tsînn kah a tsiá pênn tsē.</text:p>
      <text:p text:style-name="Text_20_body"/>
      <text:p text:style-name="P2">你頭殼有伊遐爾好就好。</text:p>
      <text:p text:style-name="P4">Lí thâu-khak ū i hiah-nī-hó tō hó.</text:p>
      <text:p text:style-name="Text_20_body"/>
      <text:p text:style-name="Text_20_body"/>
      <text:p text:style-name="P2"><text:soft-page-break/>你有伊的頭殼遐爾精光就好。</text:p>
      <text:p text:style-name="P4">Lí ū i ê thâu-khak hiah-nī tsing-kong tō hó.</text:p>
      <text:p text:style-name="Text_20_body"/>
      <text:p text:style-name="P3"><text:span text:style-name="T2">伊比啥人（</text:span><text:span text:style-name="T1">siáng</text:span><text:span text:style-name="T2">）攏緊張。</text:span></text:p>
      <text:p text:style-name="P4">I pí siáng lóng kín-tiunn.</text:p>
      <text:p text:style-name="Text_20_body"/>
      <text:p text:style-name="P2">伊比啥人攏貧惰。</text:p>
      <text:p text:style-name="P4">I pí siánn-lâng lóng pîn-tuānn.</text:p>
      <text:p text:style-name="Text_20_body"/>
      <text:p text:style-name="P3"><text:span text:style-name="T2">你看你（</text:span><text:span text:style-name="T1">lí#</text:span><text:span text:style-name="T2">），人比你</text:span><text:span text:style-name="T1">gâu</text:span><text:span text:style-name="T2">講話，嘛小綴人學一下。</text:span></text:p>
      <text:p text:style-name="P4">Lí khuànn lí#, lâng pí lí gâu kóng-uē, mā sió tuè lâng o̍h--tsi̍t-ē.</text:p>
      <text:p text:style-name="Text_20_body"/>
      <text:p text:style-name="P2">阿安比阿發加蓋儉。</text:p>
      <text:p text:style-name="P4">A-an pí A-huat ke kài khiām.</text:p>
      <text:p text:style-name="Text_20_body"/>
      <text:p text:style-name="P2">阿秀仔比阿嬌姨加真媠。</text:p>
      <text:p text:style-name="P4">A-siù--á pí A-kiau-î ke tsin suí.</text:p>
      <text:p text:style-name="Text_20_body"/>
      <text:p text:style-name="P2">阿發加比阿成兩光濟囉。</text:p>
      <text:p text:style-name="P4">A-huat ke pí a-sîng lióng-kong tsē--looh.</text:p>
      <text:p text:style-name="Text_20_body"/>
      <text:p text:style-name="P2">這齣戲較無頭先的彼齣遐悲傷。</text:p>
      <text:p text:style-name="P4">Tsit tshut hì khah bô thâu-sing ê hit tshut hiah pi-siong.</text:p>
      <text:p text:style-name="Text_20_body"/>
      <text:p text:style-name="P2">伊離緣了後比離緣進前加偌樂暢。</text:p>
      <text:p text:style-name="P4">I lī-iân liáu-āu pí lī-iân tsìn-tsîng ke guā lo̍k-thiòng.</text:p>
      <text:p text:style-name="Text_20_body"/>
      <text:p text:style-name="Text_20_body"/>
      <text:p text:style-name="P3"><text:soft-page-break/><text:span text:style-name="T2">佮彼站比，這陣日子加偌（</text:span><text:span text:style-name="T1">luā</text:span><text:span text:style-name="T2">）幸福咧。</text:span></text:p>
      <text:p text:style-name="P4">Kah hit-tsām pí, tsit-tsūn ji̍t-tsí ke luā hīng-hok--leh.</text:p>
      <text:p text:style-name="Text_20_body"/>
      <text:p text:style-name="P3"><text:span text:style-name="T2">阿好加阿財</text:span><text:span text:style-name="T1">2</text:span><text:span text:style-name="T2">公斤重爾爾。</text:span></text:p>
      <text:p text:style-name="P4">A-hó ke A-tsâi nn̄g kong-kin tāng niā-niā.</text:p>
      <text:p text:style-name="Text_20_body"/>
      <text:p text:style-name="P2">今仔日較袂寒。</text:p>
      <text:p text:style-name="P4">Kin-á-ji̍t khah bē kuânn.</text:p>
      <text:p text:style-name="Text_20_body"/>
      <text:p text:style-name="P2">明仔載變閣較熱。</text:p>
      <text:p text:style-name="P4">Bîn-á-tsài piàn koh-khah jua̍h.</text:p>
      <text:p text:style-name="Text_20_body"/>
      <text:p text:style-name="P2">今年較慢寒。</text:p>
      <text:p text:style-name="P4">Kin-nî kah bān kuânn.</text:p>
      <text:p text:style-name="Text_20_body"/>
      <text:p text:style-name="P2">舊年寒較久。</text:p>
      <text:p text:style-name="P4">Kū-nî kuânn khah kú.</text:p>
      <text:p text:style-name="Text_20_body"/>
      <text:p text:style-name="P2">查某比查埔加四倍。</text:p>
      <text:p text:style-name="P4">Tsa-bóo pí ta-poo ke sì puē.</text:p>
      <text:p text:style-name="Text_20_body"/>
      <text:p text:style-name="P2">賣的比買的加一半。</text:p>
      <text:p text:style-name="P4">Bē--ê pí bé--ê ke tsi̍t-puànn.</text:p>
      <text:p text:style-name="Text_20_body"/>
      <text:p text:style-name="P3"><text:span text:style-name="T2">老歲仔贊聲的比少年人減六十七</text:span><text:span text:style-name="T1">pha</text:span><text:span text:style-name="T2">。</text:span></text:p>
      <text:p text:style-name="P4">Lāu-huè-á tsàn-siann--ê pí siàu-liân-lâng kiám la̍k-tsa̍p-tshit pha.</text:p>
      <text:p text:style-name="P5"><text:span text:style-name="T3">趁的公司比了的公司減一成。</text:span></text:p>
      <text:p text:style-name="P5"><text:span text:style-name="T4">Thàn ê kong-si pí liáu ê kong-si kiám tsi̍t siâ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等寬微米黑" fo:font-size="8pt" officeooo:rsid="000a9603" officeooo:paragraph-rsid="000a9603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比較句 – <text:page-number text:select-page="current">6</text:page-number></text:p>
      </style:header>
      <style:footer>
        <text:p text:style-name="MP1">比較句 –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10:21.950426013</meta:creation-date>
    <meta:generator>LibreOffice/5.1.6.2$Linux_X86_64 LibreOffice_project/10m0$Build-2</meta:generator>
    <dc:date>2018-10-25T18:12:49.696370321</dc:date>
    <meta:editing-duration>PT2M27S</meta:editing-duration>
    <meta:editing-cycles>1</meta:editing-cycles>
    <meta:document-statistic meta:table-count="0" meta:image-count="0" meta:object-count="0" meta:page-count="6" meta:paragraph-count="112" meta:word-count="925" meta:character-count="2615" meta:non-whitespace-character-count="2321"/>
  </office:meta>
</office:document-meta>
</file>